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khan" fo:font-style="italic" fo:font-weight="bold" officeooo:rsid="0010877b" officeooo:paragraph-rsid="0010877b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khan" fo:font-style="italic" fo:font-weight="bold" officeooo:rsid="0010877b" officeooo:paragraph-rsid="0010877b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tyle="normal" fo:font-weight="bold" officeooo:rsid="0010877b" officeooo:paragraph-rsid="0010877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0877b"/>
    </style:style>
    <style:style style:name="P5" style:family="paragraph" style:parent-style-name="Standard">
      <style:paragraph-properties fo:text-align="start" style:justify-single-word="false"/>
      <style:text-properties fo:color="#800080" loext:opacity="100%" fo:font-size="10pt" officeooo:paragraph-rsid="0010877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10877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877b" style:font-weight-asian="normal" style:font-weight-complex="normal"/>
    </style:style>
    <style:style style:name="T4" style:family="text">
      <style:text-properties fo:color="#800080" loext:opacity="100%"/>
    </style:style>
    <style:style style:name="T5" style:family="text">
      <style:text-properties fo:color="#800080" loext:opacity="100%" fo:font-weight="normal" style:font-weight-asian="normal" style:font-weight-complex="normal"/>
    </style:style>
    <style:style style:name="T6" style:family="text">
      <style:text-properties fo:color="#800080" loext:opacity="100%" fo:font-weight="normal" officeooo:rsid="0010877b" style:font-weight-asian="normal" style:font-weight-complex="normal"/>
    </style:style>
    <style:style style:name="T7" style:family="text">
      <style:text-properties fo:color="#800080" loext:opacity="100%" fo:language="pt" fo:country="PT" fo:font-weight="normal" officeooo:rsid="0010877b" style:font-weight-asian="normal" style:font-weight-complex="normal"/>
    </style:style>
    <style:style style:name="T8" style:family="text">
      <style:text-properties fo:color="#800080" loext:opacity="100%" officeooo:rsid="0010877b"/>
    </style:style>
    <style:style style:name="T9" style:family="text">
      <style:text-properties fo:color="#800080" loext:opacity="100%" fo:font-weight="bold" style:font-weight-asian="bold" style:font-weight-complex="bold"/>
    </style:style>
    <style:style style:name="T10" style:family="text">
      <style:text-properties fo:color="#800080" loext:opacity="100%" fo:font-weight="bold" officeooo:rsid="0010877b" style:font-weight-asian="bold" style:font-weight-complex="bold"/>
    </style:style>
    <style:style style:name="T11" style:family="text">
      <style:text-properties fo:color="#800080" loext:opacity="100%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800080" loext:opacity="100%" fo:font-size="10.5pt" fo:font-weight="normal" officeooo:rsid="0010877b" style:font-size-asian="10.5pt" style:font-weight-asian="normal" style:font-size-complex="10.5pt" style:font-weight-complex="normal"/>
    </style:style>
    <style:style style:name="T13" style:family="text">
      <style:text-properties fo:color="#800080" loext:opacity="100%" fo:font-size="10.5pt" style:font-size-asian="10.5pt" style:font-size-complex="10.5pt"/>
    </style:style>
    <style:style style:name="T14" style:family="text">
      <style:text-properties fo:color="#800080" loext:opacity="100%" fo:font-size="10.5pt" officeooo:rsid="0010877b" style:font-size-asian="10.5pt" style:font-size-complex="10.5pt"/>
    </style:style>
    <style:style style:name="T15" style:family="text">
      <style:text-properties fo:color="#800080" loext:opacity="100%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800080" loext:opacity="100%" fo:font-size="10.5pt" fo:font-weight="bold" officeooo:rsid="0010877b" style:font-size-asian="10.5pt" style:font-weight-asian="bold" style:font-size-complex="10.5pt" style:font-weight-complex="bold"/>
    </style:style>
    <style:style style:name="T17" style:family="text">
      <style:text-properties fo:color="#800080" loext:opacity="100%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800080" loext:opacity="100%" fo:font-size="10pt" fo:font-weight="normal" officeooo:rsid="0010877b" style:font-size-asian="10pt" style:font-weight-asian="normal" style:font-size-complex="10pt" style:font-weight-complex="normal"/>
    </style:style>
    <style:style style:name="T19" style:family="text">
      <style:text-properties fo:color="#800080" loext:opacity="100%" fo:font-size="10pt" style:font-size-asian="10pt" style:font-size-complex="10pt"/>
    </style:style>
    <style:style style:name="T20" style:family="text">
      <style:text-properties fo:color="#800080" loext:opacity="100%" fo:font-size="10pt" officeooo:rsid="0010877b" style:font-size-asian="10pt" style:font-size-complex="10pt"/>
    </style:style>
    <style:style style:name="T21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800080" loext:opacity="100%" fo:font-size="10pt" fo:font-weight="bold" officeooo:rsid="0010877b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2 DE PROTOCOLOS DE REDES</text:p>
      <text:p text:style-name="P2"/>
      <text:p text:style-name="P3">NOME: <text:span text:style-name="T2">Iasmin Sousa Guimaraes</text:span></text:p>
      <text:p text:style-name="P3">TURMA: <text:span text:style-name="T2">2 redes </text:span></text:p>
      <text:p text:style-name="P3">PROFESSOR: <text:span text:style-name="T2">Francisco Lessa</text:span></text:p>
      <text:p text:style-name="P3"><text:span text:style-name="T2"/></text:p>
      <text:p text:style-name="P6"><text:span text:style-name="T2">1. Em camadas de protocolos, o que significa Modelo de Serviço?</text:span></text:p>
      <text:p text:style-name="P6"><text:span text:style-name="T6">São a base da comunicação em redes, e</text:span><text:span text:style-name="T7">las fornecem uma estrutura organizada para a troca de dados entre diferentes dispositivos, garantindo a confiabilidade, eficiência e segurança da comunicação.</text:span></text:p>
      <text:p text:style-name="P6"><text:span text:style-name="T7"/></text:p>
      <text:p text:style-name="P6"><text:span text:style-name="T2">2. Quantas e quais são as camadas do modelo OSI?</text:span></text:p>
      <text:p text:style-name="P4"><text:span text:style-name="T18">No modelo OSI encontramos sete camadas. </text:span><text:span text:style-name="Strong_20_Emphasis"><text:span text:style-name="T20">Camada física:</text:span></text:span><text:span text:style-name="T19">A camada física se refere ao meio físico de comunicação e às tecnologias para transmitir dados por esse meio. </text:span><text:span text:style-name="Strong_20_Emphasis"><text:span text:style-name="T19">Camada de enlace de dados:</text:span></text:span><text:span text:style-name="T19">A camada de enlace de dados se refere às tecnologias usadas para conectar duas máquinas em uma rede onde a camada física já existe. </text:span><text:span text:style-name="Strong_20_Emphasis"><text:span text:style-name="T19">Camada de rede:</text:span></text:span><text:span text:style-name="T19">A camada de rede se preocupa com conceitos como roteamento, encaminhamento e endereçamento em uma rede dispersa ou em várias redes conectadas de nós ou de máquinas. </text:span><text:span text:style-name="Strong_20_Emphasis"><text:span text:style-name="T19">Camada de transporte:</text:span></text:span><text:span text:style-name="T19">O foco principal da camada de transporte é garantir que os pacotes de dados cheguem na ordem correta, sem perdas nem erros, ou que possam ser recuperados sem complicações, se necessário. </text:span><text:span text:style-name="Strong_20_Emphasis"><text:span text:style-name="T19">Camada de sessão:</text:span></text:span><text:span text:style-name="T19">A camada de sessão é responsável pela coordenação de rede entre duas aplicações separadas em uma sessão.</text:span><text:span text:style-name="Strong_20_Emphasis"><text:span text:style-name="T19">Camada de apresentação:</text:span></text:span><text:span text:style-name="T19">A camada de apresentação se preocupa principalmente com a sintaxe dos próprios dados para as aplicações enviarem e consumirem. </text:span><text:span text:style-name="Strong_20_Emphasis"><text:span text:style-name="T19">Camada de aplicação:</text:span></text:span><text:span text:style-name="T19">A camada de aplicação se preocupa com o tipo específico da aplicação em si e seus métodos de comunicação padronizados.</text:span></text:p>
      <text:p text:style-name="P6"/>
      <text:p text:style-name="P6"><text:span text:style-name="T2">3. Quantas e quais são as camadas do modelo TCP/IP?</text:span></text:p>
      <text:p text:style-name="P4"><text:span text:style-name="T18">No modelo TCP/IP contém cinco camadas. </text:span><text:bookmark text:name="hs_cos_wrapper_post_body"/><text:span text:style-name="T22">Camada de acesso de rede:</text:span><text:span text:style-name="T19">A camada de acesso de rede, também conhecida como camada de link de dados, </text:span><text:span text:style-name="Strong_20_Emphasis"><text:span text:style-name="T17">lida com a infraestrutura fí</text:span></text:span><text:span text:style-name="Strong_20_Emphasis"><text:span text:style-name="T18">sica</text:span></text:span><text:span text:style-name="T17"> </text:span><text:span text:style-name="T19">que permite que os computadores se comuniquem entre si pela internet. </text:span><text:bookmark text:name="hs_cos_wrapper_post_body Copy 1"/><text:span text:style-name="T21">Camada de internet:</text:span><text:span text:style-name="T19">A camada de internet, também conhecida como camada de rede, </text:span><text:span text:style-name="Strong_20_Emphasis"><text:span text:style-name="T17">controla o fluxo e o roteamento do tráfego</text:span></text:span><text:span text:style-name="T17"> </text:span><text:span text:style-name="T19">para garantir que os dados sejam enviados com rapidez e precisão. </text:span><text:bookmark text:name="hs_cos_wrapper_post_body Copy 2"/><text:span text:style-name="T21">Camada de transporte:</text:span><text:span text:style-name="T19">A camada de transporte </text:span><text:span text:style-name="Strong_20_Emphasis"><text:span text:style-name="T17">oferece uma conexão de dados confiável</text:span></text:span><text:span text:style-name="T19"> entre dois dispositivos de comunicação.</text:span><text:span text:style-name="T21"> </text:span><text:bookmark text:name="hs_cos_wrapper_post_body Copy 3"/><text:span text:style-name="T21">Camada de aplicativo:</text:span><text:span text:style-name="T19">A camada de aplicativo é o grupo de aplicativos que </text:span><text:span text:style-name="Strong_20_Emphasis"><text:span text:style-name="T17">permite ao usuário acessar a rede</text:span></text:span><text:span text:style-name="T17">. </text:span></text:p>
      <text:p text:style-name="P6"/>
      <text:p text:style-name="P6"><text:span text:style-name="T2">4. Quais as semelhanças e diferenças entre os modelos OSI e TCP/IP?</text:span></text:p>
      <text:p text:style-name="P5"><text:span text:style-name="T1">Semelhanças:</text:span><text:span text:style-name="T2"> Os modelos TCP/IP e OSI fornecem formas lógicas de rede, bem como o processamento de informações usando um sistema</text:span></text:p>
      <text:p text:style-name="P5"><text:span text:style-name="T2">em camadas. Em ambos os sistemas, cada camada tem uma função específica. Isso facilita a identificação de onde os problemas estão</text:span></text:p>
      <text:p text:style-name="P5"><text:span text:style-name="T2">ocorrendo em caso de falha.</text:span></text:p>
      <text:p text:style-name="P5"><text:span text:style-name="T1">Diferenças:</text:span><text:span text:style-name="T2"> A maior diferença entre os dois modelos é que o modelo OSI segmenta múltiplas funções que o modelo TCP/IP agrupa em</text:span></text:p>
      <text:p text:style-name="P5"><text:span text:style-name="T2">camadas únicas. Isso se aplica tanto às camadas de aplicação quanto de acesso à rede do modelo TCP/IP, que contêm múltiplas camadas</text:span></text:p>
      <text:p text:style-name="P6"><text:span text:style-name="T5">descritas no modelo OSI.</text:span></text:p>
      <text:p text:style-name="P6"><text:span text:style-name="T5"/></text:p>
      <text:p text:style-name="P6"><text:span text:style-name="T2">5. Descreva a camada de aplicação, citando um protocolo dessa camada?</text:span></text:p>
      <text:p text:style-name="P5"><text:span text:style-name="T2">Os protocolos da camada de aplicaçãoatuam junto com os protocolos da camada de transporte (TCP/IP e UDP). Eles definem como os processos de uma aplicação trocammensagens entre si um dos principais protocolos desta camada é o TELNET</text:span></text:p>
      <text:p text:style-name="P6"><text:span text:style-name="T2">6. Descreva a camada de transporte, citando um protocolo dessa camada?</text:span></text:p>
      <text:p text:style-name="P6"><text:span text:style-name="T6">C</text:span><text:span text:style-name="T5">amada de transporte utiliza dois protocolos: o TCP e o UDP. O UDP não é orientado à conexão. Ambos os protocolos podem servir a mais de uma aplicação simultaneamente. TCP é um padrão que define como estabelecer e manter uma conversa via rede, em que programas e aplicativos podem trocar dados.</text:span></text:p>
      <text:p text:style-name="P6"><text:span text:style-name="T5"/></text:p>
      <text:p text:style-name="P6"><text:span text:style-name="T2">7. Descreva a camada de rede, citando um protocolo dessa camada?</text:span></text:p>
      <text:p text:style-name="P6"><text:span text:style-name="T5">Esta camada lida com a entrega de pacotes de uma origem para um destino através de múltiplas redes. Os principais protocolos nesta camada são o IPv4 e o IPv6. Os algoritmos de roteamento, como OSPF e BGP, são usados para determinar o caminho mais eficiente para a entrega de pacotes.</text:span></text:p>
      <text:p text:style-name="P6"><text:span text:style-name="T5"/></text:p>
      <text:p text:style-name="P6"><text:soft-page-break/><text:span text:style-name="T2">8. Descreva a camada de enlace de dados, citando um protocolo dessa camada?</text:span></text:p>
      <text:p text:style-name="P6"><text:span text:style-name="T5">Fazendo um paralelo com os</text:span><text:span text:style-name="T6"> </text:span><text:span text:style-name="T5">correios, essa camada funciona como um fiscal. Ele observa se os pacotes têm algum defeito em sua formatação e controla o fluxo com que</text:span><text:span text:style-name="T6"> </text:span><text:span text:style-name="T5">eles são enviados. Exemplos de protocolos nesta camada: PPP, LAPB (X.25), ethernet.</text:span></text:p>
      <text:p text:style-name="P6"><text:span text:style-name="T5"/></text:p>
      <text:p text:style-name="P6"><text:span text:style-name="T2">9. Como funciona o processo de encapsulamento dos protocolos de rede?</text:span></text:p>
      <text:p text:style-name="P5"><text:span text:style-name="T2">O encapsulamento de rede ocorre em diferentes camadas do modelo OSI (Open Systems Interconnection), que é um modelo de referência para a comunicação entre sistemas</text:span></text:p>
      <text:p text:style-name="P6"><text:span text:style-name="T5">abertos. Cada camada adiciona seu próprio cabeçalho e rodapé aos dados, formando assim um pacote de dados completo.</text:span></text:p>
      <text:p text:style-name="P6"><text:span text:style-name="T5"/></text:p>
      <text:p text:style-name="P6"><text:span text:style-name="T2">10. O que é o Wireshark e como ele pode ser usado para os estudos de protocolos de rede?</text:span></text:p>
      <text:p text:style-name="P5"><text:span text:style-name="T3">O </text:span><text:span text:style-name="T2">Wireshark é uma ferramenta de análise de pacotes e sniffer de rede. Ele captura o tráfego de rede na rede local e armazena esses dados para análise offli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30" meta:word-count="791" meta:character-count="4797" meta:non-whitespace-character-count="4034"/>
  </office:meta>
</office:document-meta>
</file>